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 style:writing-mode="lr-tb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style:min-row-height="0.466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12cm" fo:keep-together="auto"/>
    </style:style>
    <style:style style:name="Таблица1.4" style:family="table-row">
      <style:table-row-properties style:min-row-height="1.644cm" fo:keep-together="auto"/>
    </style:style>
    <style:style style:name="Таблица2" style:family="table">
      <style:table-properties style:width="16.88cm" fo:margin-left="-0.191cm" fo:margin-top="0cm" fo:margin-bottom="0cm" table:align="left" style:writing-mode="lr-tb"/>
    </style:style>
    <style:style style:name="Таблица2.A" style:family="table-column">
      <style:table-column-properties style:column-width="5.627cm"/>
    </style:style>
    <style:style style:name="Таблица2.B" style:family="table-column">
      <style:table-column-properties style:column-width="5.115cm"/>
    </style:style>
    <style:style style:name="Таблица2.C" style:family="table-column">
      <style:table-column-properties style:column-width="6.1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Table_20_Contents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Table_20_Contents" style:master-page-name="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 fo:hyphenate="false" fo:hyphenation-remain-char-count="2" fo:hyphenation-push-char-count="2"/>
    </style:style>
    <style:style style:name="P9" style:family="paragraph" style:parent-style-name="Обычный1">
      <style:text-properties fo:font-size="14pt" style:font-size-asian="14pt" style:font-size-complex="14pt"/>
    </style:style>
    <style:style style:name="P10" style:family="paragraph" style:parent-style-name="Обычный1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Обычный1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Обычный1">
      <style:text-properties fo:font-size="14pt" fo:font-style="italic" style:font-size-asian="14pt" style:font-style-asian="italic" style:font-size-complex="14pt" style:font-style-complex="italic"/>
    </style:style>
    <style:style style:name="P14" style:family="paragraph" style:parent-style-name="Обычный1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5" style:family="paragraph" style:parent-style-name="Обычный1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16" style:family="paragraph" style:parent-style-name="Обычный1">
      <style:paragraph-properties fo:margin-left="7.938cm" fo:margin-right="0cm" fo:text-indent="0cm" style:auto-text-indent="false"/>
      <style:text-properties fo:font-size="14pt" fo:language="en" fo:country="US" style:font-size-asian="14pt" style:font-size-complex="14pt"/>
    </style:style>
    <style:style style:name="P17" style:family="paragraph" style:parent-style-name="Обычный1">
      <style:paragraph-properties fo:margin-left="7.938cm" fo:margin-right="0cm" fo:text-indent="0cm" style:auto-text-indent="false"/>
      <style:text-properties fo:font-size="11pt" style:font-size-asian="11pt" style:font-size-complex="14pt"/>
    </style:style>
    <style:style style:name="P1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Heading_20_2" style:list-style-name="WWNum3">
      <style:paragraph-properties fo:margin-left="1.164cm" fo:margin-right="0cm" fo:line-height="100%" fo:text-align="start" style:justify-single-word="false" fo:orphans="2" fo:widows="2" fo:hyphenation-ladder-count="no-limit" fo:text-indent="0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1" style:family="paragraph" style:parent-style-name="Heading_20_2">
      <style:paragraph-properties fo:margin-left="1.27cm" fo:margin-right="0cm" fo:line-height="100%" fo:orphans="2" fo:widows="2" fo:hyphenation-ladder-count="no-limit" fo:text-indent="0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22" style:family="paragraph" style:parent-style-name="Table_20_Contents" style:list-style-name="L1">
      <style:paragraph-properties fo:text-align="justify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 style:list-style-name="L1">
      <style:paragraph-properties fo:text-align="justify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>
      <style:text-properties fo:font-size="14pt" style:font-size-asian="14pt" style:font-size-complex="14pt"/>
    </style:style>
    <style:style style:name="P25" style:family="paragraph" style:parent-style-name="Text_20_body" style:list-style-name="L1">
      <style:text-properties fo:font-size="14pt" style:font-size-asian="14pt" style:font-size-complex="14pt"/>
    </style:style>
    <style:style style:name="P26" style:family="paragraph" style:parent-style-name="Text_20_body" style:list-style-name="L1">
      <style:text-properties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7" style:family="paragraph" style:parent-style-name="Text_20_body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8" style:family="paragraph" style:parent-style-name="Text_20_body" style:master-page-name="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29" style:family="paragraph" style:parent-style-name="Standard" style:master-page-name="Standard">
      <style:paragraph-properties fo:margin-top="0.071cm" fo:margin-bottom="0cm" fo:line-height="0.388cm" fo:text-align="center" style:justify-single-word="false" style:page-number="auto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 style:master-page-name="">
      <style:paragraph-properties fo:margin-left="1.164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fo:hyphenate="false" fo:hyphenation-remain-char-count="2" fo:hyphenation-push-char-count="2"/>
    </style:style>
    <style:style style:name="P32" style:family="paragraph" style:parent-style-name="Standard">
      <style:paragraph-properties fo:margin-left="0.503cm" fo:margin-right="0cm" fo:margin-top="0cm" fo:margin-bottom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T1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style:font-size-asian="14pt" style:font-weight-asian="normal" style:font-size-complex="14pt" style:font-weight-complex="normal"/>
    </style:style>
    <style:style style:name="T22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T25" style:family="text">
      <style:text-properties style:text-outline="false" style:text-line-through-style="none" style:font-name="Times New Roman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font-name="Times New Roman" fo:font-size="14pt" fo:language="ru" fo:country="RU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font-name="Times New Roman"/>
    </style:style>
    <style:style style:name="T28" style:family="text">
      <style:text-properties fo:color="#000000" fo:language="ru" fo:country="RU" style:font-name-complex="Times New Roman1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ru" fo:country="RU" style:font-size-asian="12pt" style:font-size-complex="12pt"/>
    </style:style>
    <style:style style:name="T31" style:family="text">
      <style:text-properties fo:font-size="11pt" style:font-size-asian="11pt" style:font-size-complex="14pt"/>
    </style:style>
    <style:style style:name="T32" style:family="text">
      <style:text-properties fo:font-variant="normal" fo:text-transform="none" fo:color="#252525" style:font-name="sans-serif" fo:font-size="10.5pt" fo:letter-spacing="normal" fo:language="en" fo:country="US" fo:font-style="italic" fo:font-weight="normal" style:font-weight-asian="normal" style:font-weight-complex="normal"/>
    </style:style>
    <style:style style:name="T33" style:family="text">
      <style:text-properties fo:font-variant="normal" fo:text-transform="none" fo:color="#252525" style:font-name="Times New Roman" fo:font-size="10.5pt" fo:letter-spacing="normal" fo:language="en" fo:country="US" fo:font-style="italic" fo:font-weight="normal" style:font-weight-asian="normal" style:font-weight-complex="normal"/>
    </style:style>
    <style:style style:name="T34" style:family="text">
      <style:text-properties fo:font-variant="normal" fo:text-transform="none" fo:color="#252525" style:font-name="Times New Roman" fo:letter-spacing="normal" fo:language="en" fo:country="US" fo:font-style="italic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252525" style:font-name="Times New Roman" fo:letter-spacing="normal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252525" style:font-name="Times New Roman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language="en" fo:country="US" fo:font-weight="normal" style:font-size-asian="14pt" style:font-weight-asian="normal" style:font-size-complex="14pt" style:font-weight-complex="normal"/>
    </style:style>
    <style:style style:name="T38" style:family="text">
      <style:text-properties style:font-name="Times New Roman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Times New Roman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МИНИСТЕРСТВО ОБРАЗОВАНИЯ И НАУКИ РОССИЙСКОЙ ФЕДЕРАЦИИ</text:span><text:span text:style-name="T6"> </text:span></text:p>
      <text:p text:style-name="P12">Федеральное государственное бюджетное образовательное учреждение</text:p>
      <text:p text:style-name="P12">высшего профессионального образования</text:p>
      <text:p text:style-name="P12">«Московский государственный индустриальный университет»</text:p>
      <text:p text:style-name="P12">ФГБОУ ВПО «МГИУ»</text:p>
      <text:p text:style-name="Standard"/>
      <text:p text:style-name="P4">ФАКУЛЬТЕТ ПРИКЛАДНОЙ МАТЕМАТИКИ И ТЕХНИЧЕСКОЙ ФИЗИКИ</text:p>
      <text:p text:style-name="P3">Кафедра информационных систем и технологий</text:p>
      <text:p text:style-name="Standard"/>
      <text:p text:style-name="P12"/>
      <text:p text:style-name="P12">ОТЧЕТ О ПРОХОЖДЕНИИ </text:p>
      <text:p text:style-name="P12">ПРОФЕССИОНАЛЬНО-ПРОИЗВОДСТВЕННОЙ ПРАКТИКИ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Выполнил: </text:p>
            <text:p text:style-name="P9"/>
          </table:table-cell>
          <table:table-cell table:style-name="Таблица1.A1" office:value-type="string">
            <text:p text:style-name="P9">Грачев Денис Геннадьевич </text:p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1">Группа:</text:p>
          </table:table-cell>
          <table:table-cell table:style-name="Таблица1.A1" office:value-type="string">
            <text:p text:style-name="P13">111131</text:p>
          </table:table-cell>
        </table:table-row>
        <table:table-row table:style-name="Таблица1.2">
          <table:table-cell table:style-name="Таблица1.A1" office:value-type="string">
            <text:p text:style-name="P11"/>
            <text:p text:style-name="P11">Направление:</text:p>
          </table:table-cell>
          <table:table-cell table:style-name="Таблица1.A1" office:value-type="string">
            <text:p text:style-name="P13"/>
            <text:p text:style-name="P13">230100 «Информатика и вычислительная техника» </text:p>
            <text:p text:style-name="P13"/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Обычный1"><text:span text:style-name="T5">Сроки прохождения <text:s/>профессионально-производственной <text:s/>практики: <text:s text:c="2"/></text:span></text:p>
            <text:p text:style-name="Обычный1"><text:span text:style-name="T5"><text:s/>с 01.09.2014</text:span><text:span text:style-name="T4"> по 28.12.2014 <text:s/></text:span></text:p>
            <text:p text:style-name="P9"/>
            <text:p text:style-name="Обычный1"><text:span text:style-name="T4">Место прохождения практики:</text:span><text:span text:style-name="T8"> ФГБОУ ВПО «МГИУ»</text:span><text:span text:style-name="T4"> </text:span></text:p>
            <text:p text:style-name="P9"/>
            <text:p text:style-name="Обычный1"><text:span text:style-name="T4">Практика выполнена с оценкой <text:s/></text:span><text:span text:style-name="T7">«___________________»</text:span></text:p>
            <text:p text:style-name="Обычный1"><text:span text:style-name="T4">Научный руководитель практики: <text:s text:c="2"/>___________ / <text:s text:c="2"/>Курасов </text:span><text:span text:style-name="T29">Ю.В. </text:span><text:span text:style-name="T30"><text:s/>/</text:span></text:p>
            <text:p text:style-name="Обычный1"><text:span text:style-name="T30">нач. БТО ИВЦ <text:s text:c="45"/></text:span><text:span text:style-name="T31">(подпись) <text:s text:c="3"/></text:span></text:p>
            <text:p text:style-name="P15"/>
            <text:p text:style-name="P15"/>
            <text:p text:style-name="P17">Подпись (штамп)</text:p>
            <text:p text:style-name="P17">предприятия</text:p>
            <text:p text:style-name="P16"/>
          </table:table-cell>
          <table:covered-table-cell/>
        </table:table-row>
      </table:table>
      <text:p text:style-name="P14"/>
      <text:p text:style-name="Обычный1"><text:span text:style-name="T7">Отчет о прохождении профессионально-производственной <text:s/>практики <text:s/>был защищен на кафедре <text:s/>«__»</text:span><text:span text:style-name="T9"> </text:span><text:span text:style-name="T7">___________ <text:s/>2015 г. <text:s text:c="2"/>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Заведующий кафедрой </text:p>
            <text:p text:style-name="P5">информационных систем и </text:p>
            <text:p text:style-name="P5">технологий</text:p>
            <text:p text:style-name="P5"/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ф.-м.н., доцент Роганов Е.А./</text:p>
          </table:table-cell>
        </table:table-row>
        <table:table-row table:style-name="Таблица2.1">
          <table:table-cell table:style-name="Таблица2.A1" office:value-type="string">
            <text:p text:style-name="P5">Согласовано с директором ЦППСиТВ</text:p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п.н., доцент Крылова Е.В./</text:p>
          </table:table-cell>
        </table:table-row>
      </table:table>
      <text:p text:style-name="P2"/>
      <text:p text:style-name="P2"/>
      <text:p text:style-name="P2">Москва, 2015</text:p>
      <text:p text:style-name="Standard"/>
      <text:p text:style-name="Standard"><text:soft-page-break/><text:tab/><text:span text:style-name="T6">Задание:</text:span></text:p>
      <text:p text:style-name="P31"><text:span text:style-name="T3"><text:tab/><text:tab/></text:span><text:span text:style-name="T21">Реализовать приложение, работающее по протоколу <text:s/></text:span><text:span text:style-name="T16">SNMP v3 </text:span><text:span text:style-name="T39">(</text:span><text:span text:style-name="T36">Simple Network Management Protocol</text:span><text:span text:style-name="T39">)</text:span><text:span text:style-name="T19">, которое выполняется в фоновом режиме для асинхронного сбора статистики</text:span><text:span text:style-name="T16">. Н</text:span><text:span text:style-name="T19">еобходимо реализовать </text:span><text:span text:style-name="T16">WEB </text:span><text:span text:style-name="T19">интерфейс для возможности просмотра статистики в графическом представлении.</text:span></text:p>
      <text:list xml:id="list1123543031" text:style-name="WWNum3">
        <text:list-item>
          <text:list>
            <text:list-header>
              <text:h text:style-name="P20" text:outline-level="2"/>
            </text:list-header>
          </text:list>
        </text:list-item>
      </text:list>
      <text:p text:style-name="P18"><text:tab/>Характеристика объекта практики: </text:p>
      <text:p text:style-name="P28"><text:span text:style-name="T20"><text:tab/>Менеджер должен работать в фоновом режиме и уметь асинхронно опрашивать устройства. Для хранения данных используется база данных </text:span><text:span text:style-name="T15">SQLite3. </text:span></text:p>
      <text:p text:style-name="P27"><text:span text:style-name="T18"><text:tab/>Все сессии и передаваемые по сети данные должны быть в зашифрованном виде, что влечет необходимость использования </text:span><text:span text:style-name="T15">SNMP </text:span><text:span text:style-name="T18">не ниже третьей версии. Отчеты и журнал событий должны храниться <text:s/>в <text:s/>базе данных. </text:span></text:p>
      <text:p text:style-name="P27"><text:span text:style-name="T18"><text:tab/>К приложению необходимо реализовать доступ по CLI и </text:span><text:span text:style-name="T15">WEB </text:span><text:span text:style-name="T18">интерфейсу для работы с данными и управления приложением. Доступ к данным предоставляется после авторизации пользователя. Web интерфейс должен иметь возможность предоставления пользователю просмотра статистики <text:s text:c="2"/>как в виде графика, так и в виде списка. Приложению также необходимо иметь возможность для управления информацией в базе данных. </text:span></text:p>
      <text:list xml:id="list1706402201" text:style-name="Outline">
        <text:list-item>
          <text:list>
            <text:list-item>
              <text:h text:style-name="P21" text:outline-level="2"><text:span text:style-name="T18"/></text:h>
            </text:list-item>
            <text:list-item>
              <text:h text:style-name="P21" text:outline-level="2"><text:s/></text:h>
            </text:list-item>
          </text:list>
        </text:list-item>
      </text:list>
      <text:p text:style-name="P24"><text:tab/><text:span text:style-name="T2">Выполненные работы: </text:span></text:p>
      <text:list xml:id="list1706402301" text:style-name="L1">
        <text:list-item>
          <text:p text:style-name="P25">Разработка архитектуры, диаграммы классов и диаграммы использования проекта. Разработка архитектуры базы данных.</text:p>
        </text:list-item>
        <text:list-item>
          <text:p text:style-name="P25"><text:span text:style-name="T27">Реализация библиотек для работы с SNMP согласно диаграмме классов. С</text:span><text:span text:style-name="T22">оздание RoR приложения. </text:span></text:p>
        </text:list-item>
        <text:list-item>
          <text:p text:style-name="P26">Создание API для работы с базой данных на языке программирования С++ и его тестирование.</text:p>
        </text:list-item>
        <text:list-item>
          <text:p text:style-name="P26">Реализация дополнительного функционала приложения для работы с базой данных <text:s/>(автоматическое создание базы данных, таблиц).</text:p>
        </text:list-item>
        <text:list-item>
          <text:p text:style-name="P22"><text:span text:style-name="T28">Реализация асинхронного менеджера</text:span>. </text:p>
        </text:list-item>
        <text:list-item>
          <text:p text:style-name="P22">Интеграция менеджера с функционалом для работы с базой данных.</text:p>
        </text:list-item>
        <text:list-item>
          <text:p text:style-name="P22">Расширение приложения реализацией <text:s/>фонового <text:s/>режима и создание потокового сервера для <text:span text:style-name="T17">CLI</text:span><text:span text:style-name="T14">. </text:span></text:p>
        </text:list-item>
        <text:list-item>
          <text:p text:style-name="P23">Отладка / тестирование полученного ПО.</text:p>
        </text:list-item>
      </text:list>
      <text:p text:style-name="P19"><text:s text:c="4"/></text:p>
      <text:p text:style-name="P19"/>
      <text:p text:style-name="P19"><text:soft-page-break/></text:p>
      <text:p text:style-name="P8"><text:s/>Вывод:</text:p>
      <text:p text:style-name="P7"><text:span text:style-name="T24"><text:tab/></text:span><text:span text:style-name="T23">При выполнении задания были учтены необходимые требования к ПО. </text:span></text:p>
      <text:p text:style-name="P7"><text:span text:style-name="T23">Были изучены </text:span><text:span text:style-name="T26">протокол </text:span><text:span text:style-name="T25">SNMP,</text:span><text:span text:style-name="T26"> его особенности и <text:s/>библиотека </text:span><text:span text:style-name="T25">net-snmp. </text:span></text:p>
      <text:p text:style-name="P6"><text:span text:style-name="T4"><text:tab/>Создан </text:span><text:span text:style-name="T11">WEB интерфейс</text:span><text:span text:style-name="T13"> с поддержкой необходимого сервиса.</text:span><text:span text:style-name="T17"> </text:span></text:p>
      <text:p text:style-name="P6"><text:span text:style-name="T17"><text:s/><text:tab/></text:span><text:span text:style-name="T13">Далее</text:span><text:span text:style-name="T12"> планируется добавить возможность считывания </text:span><text:span text:style-name="T10">MIB <text:s/></text:span><text:span text:style-name="T12">файлов, сделать выборку из списка операций поддерживаемых устройством и <text:s/>расширить возможности CLI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Практикант ______________ /Д.Г. Грачев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Обычный1" style:family="paragraph" style:default-outline-level="" style:list-style-name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language-asian="zh" style:country-asian="CN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editing-cycles>143</meta:editing-cycles>
    <meta:print-date>2014-03-20T10:37:00</meta:print-date>
    <meta:creation-date>2014-03-19T10:01:00</meta:creation-date>
    <dc:date>2015-01-16T17:51:08</dc:date>
    <meta:editing-duration>PT11H5M55S</meta:editing-duration>
    <meta:generator>LibreOffice/3.4$Linux LibreOffice_project/340m1$Build-602</meta:generator>
    <meta:document-statistic meta:table-count="2" meta:image-count="0" meta:object-count="0" meta:page-count="3" meta:paragraph-count="56" meta:word-count="392" meta:character-count="3286" meta:non-whitespace-character-count="2837"/>
    <meta:user-defined meta:name="AppVersion">12.0000</meta:user-defined>
    <meta:user-defined meta:name="Company">ГОУ МГИ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